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10000008F6D24676AF7A782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none" draw:fill-color="#eeeeee" draw:textarea-horizontal-align="justify" draw:textarea-vertical-align="middle" draw:auto-grow-height="false" fo:min-height="2.916cm" fo:min-width="4.63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35cm" svg:stroke-color="#3465a4" draw:marker-start-width="0.252cm" draw:marker-end-width="0.252cm" svg:stroke-linecap="butt" draw:fill="none" draw:fill-color="#eeeeee" draw:textarea-horizontal-align="justify" draw:textarea-vertical-align="middle" draw:auto-grow-height="false" fo:min-height="3.144cm" fo:min-width="26.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3465a4" draw:marker-start-width="0.252cm" draw:marker-end-width="0.252cm" draw:fill="none" draw:fill-color="#eeeeee" draw:textarea-horizontal-align="justify" draw:textarea-vertical-align="middle" draw:auto-grow-height="false" fo:min-height="3.195cm" fo:min-width="4.5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35cm" svg:stroke-color="#3465a4" draw:marker-start-width="0.252cm" draw:marker-end-width="0.252cm" svg:stroke-linecap="butt" draw:fill="none" draw:fill-color="#eeeeee" draw:textarea-horizontal-align="justify" draw:textarea-vertical-align="middle" draw:auto-grow-height="false" fo:min-height="24.504cm" fo:min-width="26.387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Long_20_Dot" svg:stroke-width="0.035cm" svg:stroke-color="#3465a4" draw:marker-start-width="0.252cm" draw:marker-end-width="0.252cm" svg:stroke-linecap="butt" draw:fill="none" draw:fill-color="#eeeeee" draw:textarea-horizontal-align="justify" draw:textarea-vertical-align="middle" draw:auto-grow-height="false" fo:min-height="6.707cm" fo:min-width="26.658cm" fo:padding-top="0.142cm" fo:padding-bottom="0.142cm" fo:padding-left="0.267cm" fo:padding-right="0.267cm"/>
    </style:style>
    <style:style style:name="gr6" style:family="graphic" style:parent-style-name="standard">
      <style:graphic-properties draw:fill="none" draw:textarea-vertical-align="middle" draw:auto-grow-height="false" fo:min-height="13.487cm" fo:min-width="0cm" fo:wrap-option="wrap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1.825cm" fo:min-width="0cm" fo:wrap-option="wrap"/>
    </style:style>
    <style:style style:name="gr9" style:family="graphic" style:parent-style-name="standard">
      <style:graphic-properties svg:stroke-width="0.018cm" svg:stroke-color="#3465a4" draw:marker-start-width="0.227cm" draw:marker-end-width="0.227cm" draw:fill="solid" draw:fill-color="#eeeeee" draw:textarea-horizontal-align="justify" draw:textarea-vertical-align="middle" draw:auto-grow-height="false" fo:min-height="3.057cm" fo:min-width="5.12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32cm" fo:min-width="0.05cm"/>
    </style:style>
    <style:style style:name="gr11" style:family="graphic" style:parent-style-name="standard">
      <style:graphic-properties draw:textarea-horizontal-align="justify" draw:textarea-vertical-align="middle" draw:auto-grow-height="false" fo:min-height="0.932cm" fo:min-width="0.0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994cm" fo:min-width="0.05cm"/>
    </style:style>
    <style:style style:name="gr14" style:family="graphic" style:parent-style-name="objectwithoutfill">
      <style:graphic-properties svg:stroke-width="0.081cm" draw:marker-start="Arrowheads_20_2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justify" draw:textarea-vertical-align="middle" draw:auto-grow-height="false" fo:min-height="1.674cm" fo:min-width="0.05cm"/>
    </style:style>
    <style:style style:name="gr16" style:family="graphic" style:parent-style-name="standard">
      <style:graphic-properties draw:textarea-horizontal-align="justify" draw:textarea-vertical-align="middle" draw:auto-grow-height="false" fo:min-height="1.772cm" fo:min-width="0.05cm"/>
    </style:style>
    <style:style style:name="gr17" style:family="graphic" style:parent-style-name="standard">
      <style:graphic-properties draw:textarea-horizontal-align="justify" draw:textarea-vertical-align="middle" draw:auto-grow-height="false" fo:min-height="0.3cm" fo:min-width="1.729cm"/>
    </style:style>
    <style:style style:name="gr18" style:family="graphic" style:parent-style-name="standard">
      <style:graphic-properties draw:textarea-horizontal-align="justify" draw:textarea-vertical-align="middle" draw:auto-grow-height="false" fo:min-height="0.3cm" fo:min-width="0.58cm"/>
    </style:style>
    <style:style style:name="gr19" style:family="graphic" style:parent-style-name="standard">
      <style:graphic-properties draw:fill="none" draw:textarea-vertical-align="middle" draw:auto-grow-height="false" fo:min-height="3.068cm" fo:min-width="0cm" fo:wrap-option="wrap"/>
    </style:style>
    <style:style style:name="gr20" style:family="graphic">
      <style:graphic-properties style:protect="size"/>
    </style:style>
    <style:style style:name="pr1" style:family="presentation" style:parent-style-name="Default-subtitle">
      <style:graphic-properties draw:stroke="solid" svg:stroke-width="0.035cm" draw:marker-start-width="0.252cm" draw:marker-end-width="0.252cm" draw:fill-color="#ffffff" draw:textarea-vertical-align="top" fo:min-height="9.966cm" fo:padding-top="0.017cm" fo:padding-bottom="0.017cm" fo:padding-left="0.017cm" fo:padding-right="0.017cm"/>
      <style:paragraph-properties style:writing-mode="lr-tb"/>
    </style:style>
    <style:style style:name="pr2" style:family="presentation" style:parent-style-name="Default-title">
      <style:graphic-properties draw:stroke="solid" svg:stroke-width="0.028cm" draw:marker-start-width="0.242cm" draw:marker-end-width="0.242cm" draw:textarea-vertical-align="top" draw:auto-grow-height="true" fo:min-height="5.484cm" fo:padding-top="0.014cm" fo:padding-bottom="0.014cm" fo:padding-left="0.014cm" fo:padding-right="0.014cm"/>
      <style:paragraph-properties style:writing-mode="lr-tb"/>
    </style:style>
    <style:style style:name="pr3" style:family="presentation" style:parent-style-name="Default-title" style:list-style-name="L1">
      <style:graphic-properties draw:stroke="solid" svg:stroke-width="0.028cm" draw:marker-start-width="0.242cm" draw:marker-end-width="0.242cm" draw:auto-grow-height="true" fo:min-height="2.645cm" fo:padding-top="0.014cm" fo:padding-bottom="0.014cm" fo:padding-left="0.014cm" fo:padding-right="0.014cm"/>
      <style:paragraph-properties style:writing-mode="lr-tb"/>
    </style:style>
    <style:style style:name="pr4" style:family="presentation" style:parent-style-name="Default-subtitle">
      <style:graphic-properties draw:stroke="solid" svg:stroke-width="0.018cm" draw:marker-start-width="0.227cm" draw:marker-end-width="0.227cm" draw:fill-color="#ffffff" fo:min-height="2.295cm" fo:padding-top="0.009cm" fo:padding-bottom="0.009cm" fo:padding-left="0.009cm" fo:padding-right="0.009cm"/>
      <style:paragraph-properties style:writing-mode="lr-tb"/>
    </style:style>
    <style:style style:name="pr5" style:family="presentation" style:parent-style-name="Default-title">
      <style:graphic-properties draw:stroke="none" draw:auto-grow-height="true" fo:min-height="2.006cm"/>
      <style:paragraph-properties style:writing-mode="lr-tb"/>
    </style:style>
    <style:style style:name="pr6" style:family="presentation" style:parent-style-name="Default-title">
      <style:graphic-properties draw:stroke="none" draw:auto-grow-height="true" fo:min-height="2.033cm"/>
      <style:paragraph-properties style:writing-mode="lr-tb"/>
    </style:style>
    <style:style style:name="pr7" style:family="presentation" style:parent-style-name="Default-title">
      <style:graphic-properties draw:stroke="none" draw:auto-grow-height="true" fo:min-height="1.575cm"/>
      <style:paragraph-properties style:writing-mode="lr-tb"/>
    </style:style>
    <style:style style:name="pr8" style:family="presentation" style:parent-style-name="Default-title">
      <style:graphic-properties draw:stroke="none" draw:auto-grow-height="true" fo:min-height="2.429cm"/>
      <style:paragraph-properties style:writing-mode="lr-tb"/>
    </style:style>
    <style:style style:name="pr9" style:family="presentation" style:parent-style-name="Default-subtitle">
      <style:graphic-properties draw:stroke="solid" svg:stroke-width="0.018cm" draw:marker-start-width="0.227cm" draw:marker-end-width="0.227cm" draw:fill-color="#ffffff" draw:textarea-vertical-align="middle" fo:min-height="5.046cm" fo:padding-top="0.009cm" fo:padding-bottom="0.009cm" fo:padding-left="0.009cm" fo:padding-right="0.009cm"/>
      <style:paragraph-properties style:writing-mode="lr-tb"/>
    </style:style>
    <style:style style:name="pr10" style:family="presentation" style:parent-style-name="Default-subtitle">
      <style:graphic-properties draw:stroke="solid" svg:stroke-width="0.018cm" draw:marker-start-width="0.227cm" draw:marker-end-width="0.227cm" draw:fill-color="#ffffff" draw:textarea-vertical-align="middle" fo:min-height="1.115cm" fo:padding-top="0.009cm" fo:padding-bottom="0.009cm" fo:padding-left="0.009cm" fo:padding-right="0.009cm"/>
      <style:paragraph-properties style:writing-mode="lr-tb"/>
    </style:style>
    <style:style style:name="pr11" style:family="presentation" style:parent-style-name="Default-subtitle">
      <style:graphic-properties draw:stroke="solid" svg:stroke-width="0.018cm" draw:marker-start-width="0.227cm" draw:marker-end-width="0.227cm" draw:fill="solid" draw:fill-color="#eeeeee" draw:textarea-vertical-align="middle" fo:min-height="1.037cm" fo:padding-top="0.009cm" fo:padding-bottom="0.009cm" fo:padding-left="0.009cm" fo:padding-right="0.009cm"/>
      <style:paragraph-properties style:writing-mode="lr-tb"/>
    </style:style>
    <style:style style:name="pr12" style:family="presentation" style:parent-style-name="Default-subtitle">
      <style:graphic-properties draw:stroke="solid" svg:stroke-width="0.018cm" draw:marker-start-width="0.227cm" draw:marker-end-width="0.227cm" draw:fill="solid" draw:fill-color="#eeeeee" draw:textarea-vertical-align="top" fo:min-height="1.037cm" fo:padding-top="0.009cm" fo:padding-bottom="0.009cm" fo:padding-left="0.009cm" fo:padding-right="0.009cm"/>
      <style:paragraph-properties style:writing-mode="lr-tb"/>
    </style:style>
    <style:style style:name="pr13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208cm" fo:padding-top="0.017cm" fo:padding-bottom="0.017cm" fo:padding-left="0.017cm" fo:padding-right="0.017cm"/>
      <style:paragraph-properties style:writing-mode="lr-tb"/>
    </style:style>
    <style:style style:name="pr14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098cm" fo:padding-top="0.017cm" fo:padding-bottom="0.017cm" fo:padding-left="0.017cm" fo:padding-right="0.017cm"/>
      <style:paragraph-properties style:writing-mode="lr-tb"/>
    </style:style>
    <style:style style:name="pr15" style:family="presentation" style:parent-style-name="Default-subtitle">
      <style:graphic-properties draw:stroke="solid" svg:stroke-width="0.035cm" draw:marker-start-width="0.252cm" draw:marker-end-width="0.252cm" draw:fill-color="#ffffff" draw:textarea-vertical-align="top" fo:min-height="4.568cm" fo:padding-top="0.017cm" fo:padding-bottom="0.017cm" fo:padding-left="0.017cm" fo:padding-right="0.017cm"/>
      <style:paragraph-properties style:writing-mode="lr-tb"/>
    </style:style>
    <style:style style:name="pr16" style:family="presentation" style:parent-style-name="Default-subtitle">
      <style:graphic-properties draw:stroke="solid" svg:stroke-width="0.018cm" draw:marker-start-width="0.227cm" draw:marker-end-width="0.227cm" draw:fill-color="#ffffff" fo:min-height="2.677cm" fo:padding-top="0.009cm" fo:padding-bottom="0.009cm" fo:padding-left="0.009cm" fo:padding-right="0.009cm"/>
      <style:paragraph-properties style:writing-mode="lr-tb"/>
    </style:style>
    <style:style style:name="pr17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2cm" fo:padding-top="0.017cm" fo:padding-bottom="0.017cm" fo:padding-left="0.017cm" fo:padding-right="0.017cm"/>
      <style:paragraph-properties style:writing-mode="lr-tb"/>
    </style:style>
    <style:style style:name="pr18" style:family="presentation" style:parent-style-name="Default-title">
      <style:graphic-properties draw:stroke="none" draw:auto-grow-height="true" fo:min-height="2.467cm"/>
      <style:paragraph-properties style:writing-mode="lr-tb"/>
    </style:style>
    <style:style style:name="pr19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66cm" fo:padding-top="0.017cm" fo:padding-bottom="0.017cm" fo:padding-left="0.017cm" fo:padding-right="0.017cm"/>
      <style:paragraph-properties style:writing-mode="lr-tb"/>
    </style:style>
    <style:style style:name="pr20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648cm" fo:padding-top="0.017cm" fo:padding-bottom="0.017cm" fo:padding-left="0.017cm" fo:padding-right="0.017cm"/>
      <style:paragraph-properties style:writing-mode="lr-tb"/>
    </style:style>
    <style:style style:name="pr21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646cm" fo:padding-top="0.017cm" fo:padding-bottom="0.017cm" fo:padding-left="0.017cm" fo:padding-right="0.017cm"/>
      <style:paragraph-properties style:writing-mode="lr-tb"/>
    </style:style>
    <style:style style:name="pr22" style:family="presentation" style:parent-style-name="Default-subtitle">
      <style:graphic-properties draw:stroke="none" svg:stroke-width="0.035cm" draw:marker-start-width="0.252cm" draw:marker-end-width="0.252cm" draw:fill-color="#ffffff" draw:textarea-vertical-align="top" fo:min-height="1.219cm" fo:padding-top="0.017cm" fo:padding-bottom="0.017cm" fo:padding-left="0.017cm" fo:padding-right="0.017cm"/>
      <style:paragraph-properties style:writing-mode="lr-tb"/>
    </style:style>
    <style:style style:name="pr2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fo:font-size="28.7000007629395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line-height="115%" fo:text-align="center"/>
    </style:style>
    <style:style style:name="P6" style:family="paragraph">
      <style:paragraph-properties fo:text-align="start" style:writing-mode="lr-tb"/>
      <style:text-properties style:font-name="Liberation Sans" fo:font-size="16pt" style:letter-kerning="true" style:font-name-asian="Noto Sans CJK SC" style:font-size-asian="16pt" style:font-name-complex="Lohit Devanagari" style:font-size-complex="16pt"/>
    </style:style>
    <style:style style:name="P7" style:family="paragraph">
      <loext:graphic-properties draw:fill-color="#ffffff"/>
      <style:paragraph-properties style:writing-mode="lr-tb"/>
      <style:text-properties fo:font-size="28.7000007629395pt" fo:font-weight="bold" style:font-size-asian="20pt" style:font-weight-asian="bold" style:font-size-complex="20pt" style:font-weight-complex="bold"/>
    </style:style>
    <style:style style:name="P8" style:family="paragraph">
      <style:paragraph-properties fo:line-height="115%" fo:text-align="start"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eeeeee"/>
      <style:paragraph-properties fo:text-align="start" style:writing-mode="lr-tb"/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eeeeee"/>
      <style:paragraph-properties fo:text-align="center"/>
    </style:style>
    <style:style style:name="P12" style:family="paragraph">
      <style:paragraph-properties fo:line-height="115%"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eeeeee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style:paragraph-properties style:writing-mode="lr-tb"/>
      <style:text-properties fo:color="#b2b2b2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" style:family="paragraph">
      <style:paragraph-properties style:writing-mode="lr-tb"/>
      <style:text-properties fo:color="#b2b2b2" loext:opacity="100%" fo:font-size="20pt" fo:font-style="italic" fo:font-weight="bold" style:font-size-asian="20pt" style:font-style-asian="italic" style:font-weight-asian="normal" style:font-size-complex="20pt" style:font-style-complex="italic" style:font-weight-complex="normal"/>
    </style:style>
    <style:style style:name="P16" style:family="paragraph">
      <loext:graphic-properties draw:fill-color="#ffffff"/>
      <style:paragraph-properties fo:text-align="start" style:writing-mode="lr-tb"/>
      <style:text-properties fo:font-size="28.7000007629395pt" style:font-size-asian="20pt" style:font-size-complex="20pt"/>
    </style:style>
    <style:style style:name="P17" style:family="paragraph">
      <style:paragraph-properties fo:margin-left="0cm" fo:margin-right="0cm" fo:margin-top="0.5cm" fo:margin-bottom="0.3cm" fo:text-align="center" fo:text-indent="0cm"/>
    </style:style>
    <style:style style:name="P18" style:family="paragraph">
      <loext:graphic-properties draw:fill-color="#ffffff"/>
      <style:paragraph-properties fo:margin-top="0.5cm" fo:margin-bottom="0.3cm" fo:text-align="start" style:writing-mode="lr-tb"/>
      <style:text-properties fo:font-size="20pt" style:font-size-asian="20pt" style:font-size-complex="2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eeeeee"/>
      <style:paragraph-properties fo:text-align="center" style:writing-mode="lr-tb"/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text-align="center" style:writing-mode="lr-tb"/>
      <style:text-properties fo:color="#b2b2b2" loext:opacity="100%" fo:font-size="20pt" style:font-size-asian="20pt" style:font-size-complex="20pt"/>
    </style:style>
    <style:style style:name="P24" style:family="paragraph">
      <style:paragraph-properties fo:margin-left="0cm" fo:margin-right="0cm" fo:margin-top="0cm" fo:margin-bottom="0.1cm" fo:text-align="start" fo:text-indent="0cm"/>
    </style:style>
    <style:style style:name="P25" style:family="paragraph">
      <style:paragraph-properties fo:margin-left="0cm" fo:margin-right="0cm" fo:margin-top="0cm" fo:margin-bottom="0.2cm" fo:text-align="center" fo:text-indent="0cm"/>
    </style:style>
    <style:style style:name="P26" style:family="paragraph">
      <style:paragraph-properties fo:margin-left="0cm" fo:margin-right="0cm" fo:margin-top="0cm" fo:margin-bottom="0.7cm" fo:text-align="center" fo:text-indent="0cm"/>
    </style:style>
    <style:style style:name="P27" style:family="paragraph">
      <loext:graphic-properties draw:fill-color="#ffffff"/>
      <style:paragraph-properties fo:text-align="center" style:writing-mode="lr-tb"/>
      <style:text-properties fo:font-size="28.7000007629395pt" fo:font-weight="normal" style:font-size-asian="20pt" style:font-weight-asian="normal" style:font-size-complex="20pt" style:font-weight-complex="normal"/>
    </style:style>
    <style:style style:name="P28" style:family="paragraph">
      <loext:graphic-properties draw:fill-color="#ffffff"/>
      <style:paragraph-properties style:writing-mode="lr-tb"/>
      <style:text-properties fo:font-size="28.7000007629395pt" style:font-size-asian="20pt" style:font-size-complex="20pt"/>
    </style:style>
    <style:style style:name="P29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margin-left="0cm" fo:margin-right="0cm" fo:text-align="end" fo:text-indent="0cm" style:writing-mode="lr-tb"/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P32" style:family="paragraph">
      <style:paragraph-properties fo:text-align="center" style:writing-mode="lr-tb"/>
      <style:text-properties fo:font-size="27.7999992370605pt"/>
    </style:style>
    <style:style style:name="P33" style:family="paragraph">
      <loext:graphic-properties draw:fill="solid" draw:fill-color="#eeeeee"/>
      <style:paragraph-properties fo:text-align="center" style:writing-mode="lr-tb"/>
      <style:text-properties fo:font-size="27.7999992370605pt"/>
    </style:style>
    <style:style style:name="P34" style:family="paragraph">
      <loext:graphic-properties draw:fill-color="#ffffff"/>
      <style:paragraph-properties fo:text-align="center" style:writing-mode="lr-tb"/>
      <style:text-properties fo:color="#000000" loext:opacity="100%" fo:font-size="20pt" style:font-size-asian="20pt" style:font-size-complex="20pt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iberation Sans" fo:font-size="16pt" style:letter-kerning="true" style:font-name-asian="Noto Sans CJK SC" style:font-size-asian="16pt" style:font-name-complex="Lohit Devanagari" style:font-size-complex="16pt"/>
    </style:style>
    <style:style style:name="T3" style:family="text">
      <style:text-properties fo:font-size="20pt" fo:font-style="italic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color="#b2b2b2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color="#b2b2b2" loext:opacity="100%" fo:font-size="20pt" fo:font-style="italic" fo:font-weight="bold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2b2b2" loext:opacity="100%" fo:font-size="20pt" style:font-size-asian="20pt" style:font-size-complex="2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loext:opacity="100%"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8.31cm" svg:height="10cm" svg:x="2.3cm" svg:y="14.5cm" presentation:class="subtitle" presentation:user-transformed="true">
          <draw:text-box>
            <text:p text:style-name="P1"><text:span text:style-name="T1"><text:s/></text:span><text:span text:style-name="T1">Zera-</text:span><text:span text:style-name="T1">classes</text:span></text:p>
          </draw:text-box>
        </draw:frame>
        <draw:frame presentation:style-name="pr2" draw:text-style-name="P4" draw:layer="layout" svg:width="16.5cm" svg:height="5.512cm" svg:x="6.5cm" svg:y="7.388cm" presentation:class="title" presentation:user-transformed="true">
          <draw:text-box>
            <text:p text:style-name="P3"><text:span text:style-name="T1"><text:s/></text:span><text:span text:style-name="T1">Vein-framework</text:span></text:p>
          </draw:text-box>
        </draw:frame>
        <draw:frame presentation:style-name="pr3" draw:text-style-name="P6" draw:layer="layout" svg:width="5.8cm" svg:height="2.673cm" svg:x="11.7cm" svg:y="3.241cm" presentation:class="title" presentation:user-transformed="true">
          <draw:text-box>
            <text:p text:style-name="P5"><text:span text:style-name="T2"><text:s text:c="2"/></text:span><text:span text:style-name="T2">Vf-declarative-gui</text:span><text:span text:style-name="T2"><text:line-break/></text:span><text:span text:style-name="T2"> <text:s/>(Vf-debugger)</text:span></text:p>
          </draw:text-box>
        </draw:frame>
        <draw:frame presentation:style-name="pr4" draw:text-style-name="P7" draw:layer="layout" svg:width="4.242cm" svg:height="2.313cm" svg:x="1.848cm" svg:y="34.77cm">
          <draw:text-box>
            <text:p><text:span text:style-name="T1">Kernel</text:span></text:p>
          </draw:text-box>
        </draw:frame>
        <draw:custom-shape draw:style-name="gr1" draw:text-style-name="P9" draw:layer="layout" svg:width="5.515cm" svg:height="3.546cm" svg:x="17.401cm" svg:y="34.462cm">
          <text:p text:style-name="P8"><text:span text:style-name="T3">/dev/</text:span><text:span text:style-name="T4">zdsp</text:span><text:span text:style-name="T4"><text:line-break/></text:span><text:span text:style-name="T4">/dev/z....</text:span></text:p>
          <text:p text:style-name="P8"><text:span text:style-name="T3">/dev/</text:span><text:span text:style-name="T4">z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0" draw:layer="layout" svg:width="10.485cm" svg:height="2.006cm" svg:x="9.519cm" svg:y="1cm" presentation:class="title" presentation:user-transformed="true">
          <draw:text-box>
            <text:p><text:span text:style-name="T5">ZENUX - architecture</text:span></text:p>
          </draw:text-box>
        </draw:frame>
        <draw:custom-shape draw:style-name="gr2" draw:text-style-name="P11" draw:layer="layout" svg:width="27.636cm" svg:height="3.67cm" svg:x="1.064cm" svg:y="2.83cm">
          <text:p/>
          <draw:enhanced-geometry svg:viewBox="0 0 21600 21600" draw:path-stretchpoint-x="10800" draw:path-stretchpoint-y="10800" draw:text-areas="?f3 ?f4 ?f5 ?f6" draw:type="round-rectangle" draw:modifiers="4248.2157450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5.45cm" svg:height="3.855cm" svg:x="22.839cm" svg:y="24.017cm">
          <text:p text:style-name="P12"><text:span text:style-name="T4">Recourc</text:span><text:span text:style-name="T4">e-</text:span><text:span text:style-name="T4"><text:line-break/></text:span><text:span text:style-name="T4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4" draw:layer="layout" svg:width="4.628cm" svg:height="2.033cm" svg:x="25.072cm" svg:y="2.43cm" presentation:class="title" presentation:user-transformed="true">
          <draw:text-box draw:corner-radius="0.915cm">
            <text:p><text:span text:style-name="T6">GUI’s</text:span></text:p>
          </draw:text-box>
        </draw:frame>
        <draw:custom-shape draw:style-name="gr4" draw:text-style-name="P11" draw:layer="layout" svg:width="27.633cm" svg:height="25.5cm" svg:x="1.066cm" svg:y="7cm">
          <text:p/>
          <draw:enhanced-geometry svg:viewBox="0 0 21600 21600" draw:path-stretchpoint-x="10800" draw:path-stretchpoint-y="10800" draw:text-areas="?f3 ?f4 ?f5 ?f6" draw:type="round-rectangle" draw:modifiers="592.0708991804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4.628cm" svg:height="1.575cm" svg:x="25cm" svg:y="7.429cm" presentation:class="title" presentation:user-transformed="true">
          <draw:text-box draw:corner-radius="0.915cm">
            <text:p><text:span text:style-name="T7">User</text:span><text:span text:style-name="T7"><text:line-break/></text:span><text:span text:style-name="T7">space</text:span></text:p>
          </draw:text-box>
        </draw:frame>
        <draw:custom-shape draw:style-name="gr5" draw:text-style-name="P11" draw:layer="layout" svg:width="27.7cm" svg:height="7.499cm" svg:x="1cm" svg:y="33.5cm">
          <text:p/>
          <draw:enhanced-geometry svg:viewBox="0 0 21600 21600" draw:path-stretchpoint-x="10800" draw:path-stretchpoint-y="10800" draw:text-areas="?f3 ?f4 ?f5 ?f6" draw:type="round-rectangle" draw:modifiers="2501.65035782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4" draw:layer="layout" svg:width="6.363cm" svg:height="2.429cm" svg:x="23.882cm" svg:y="33.404cm" presentation:class="title" presentation:user-transformed="true">
          <draw:text-box draw:corner-radius="0.915cm">
            <text:p><text:span text:style-name="T6">Kernel</text:span><text:span text:style-name="T6"><text:line-break/></text:span><text:span text:style-name="T6">space</text:span></text:p>
          </draw:text-box>
        </draw:frame>
        <draw:frame presentation:style-name="pr9" draw:text-style-name="P16" draw:layer="layout" svg:width="14.787cm" svg:height="5.064cm" svg:x="3.013cm" svg:y="15.649cm">
          <draw:text-box>
            <text:p text:style-name="P1"><text:span text:style-name="T4"><text:s text:c="7"/></text:span><text:span text:style-name="T4">Modulemanager</text:span></text:p>
          </draw:text-box>
        </draw:frame>
        <draw:frame presentation:style-name="pr10" draw:text-style-name="P18" draw:layer="layout" svg:width="4.076cm" svg:height="1.133cm" svg:x="13.724cm" svg:y="15.649cm">
          <draw:text-box>
            <text:p text:style-name="P17"><text:span text:style-name="T8"><text:s/></text:span><text:span text:style-name="T8">Vf-export</text:span></text:p>
          </draw:text-box>
        </draw:frame>
        <draw:frame presentation:style-name="pr11" draw:text-style-name="P20" draw:layer="layout" svg:width="2.828cm" svg:height="1.055cm" svg:x="12.029cm" svg:y="20.892cm">
          <draw:text-box>
            <text:p text:style-name="P19"><text:span text:style-name="T4">...</text:span></text:p>
          </draw:text-box>
        </draw:frame>
        <draw:frame presentation:style-name="pr11" draw:text-style-name="P20" xml:id="id1" draw:id="id1" draw:layer="layout" svg:width="2.828cm" svg:height="1.055cm" svg:x="9.059cm" svg:y="20.892cm">
          <draw:text-box>
            <text:p text:style-name="P19"><text:span text:style-name="T4">SCPI</text:span></text:p>
          </draw:text-box>
        </draw:frame>
        <draw:frame presentation:style-name="pr12" draw:text-style-name="P20" draw:layer="layout" svg:width="2.828cm" svg:height="1.055cm" svg:x="6.09cm" svg:y="20.892cm">
          <draw:text-box>
            <text:p text:style-name="P19"><text:span text:style-name="T4">...</text:span></text:p>
          </draw:text-box>
        </draw:frame>
        <draw:frame presentation:style-name="pr11" draw:text-style-name="P20" draw:layer="layout" svg:width="2.828cm" svg:height="1.055cm" svg:x="3.121cm" svg:y="20.892cm">
          <draw:text-box>
            <text:p text:style-name="P19"><text:span text:style-name="T4">Adjust..</text:span></text:p>
          </draw:text-box>
        </draw:frame>
        <draw:frame presentation:style-name="pr11" draw:text-style-name="P20" draw:layer="layout" svg:width="2.828cm" svg:height="1.055cm" svg:x="14.998cm" svg:y="20.892cm">
          <draw:text-box>
            <text:p text:style-name="P19"><text:span text:style-name="T4">Transf..</text:span></text:p>
          </draw:text-box>
        </draw:frame>
        <draw:custom-shape draw:style-name="gr6" draw:text-style-name="P21" draw:layer="layout" svg:width="1.16cm" svg:height="14.491cm" draw:transform="rotate (1.5707963267949) translate (3.335cm 23.439cm)">
          <text:p/>
          <draw:enhanced-geometry svg:viewBox="0 0 21600 21600" draw:glue-points="21600 0 0 10800 21600 21600" draw:text-areas="13800 ?f9 21600 ?f10" draw:type="left-brace" draw:modifiers="1800 14945.01794093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13" draw:text-style-name="P23" draw:layer="layout" svg:width="3.611cm" svg:height="1.242cm" svg:x="11.7cm" svg:y="23.5cm">
          <draw:text-box>
            <text:p text:style-name="P22"><text:span text:style-name="T9">Modules</text:span></text:p>
          </draw:text-box>
        </draw:frame>
        <draw:frame presentation:style-name="pr14" draw:text-style-name="P23" draw:layer="layout" svg:width="3.496cm" svg:height="1.132cm" draw:transform="rotate (1.57847577550367) translate (19.027cm 19.3cm)">
          <draw:text-box>
            <text:p text:style-name="P22"><text:span text:style-name="T9">Libraries</text:span></text:p>
          </draw:text-box>
        </draw:frame>
        <draw:frame presentation:style-name="pr15" draw:text-style-name="P27" draw:layer="layout" svg:width="18.382cm" svg:height="4.602cm" svg:x="2.272cm" svg:y="27.3cm">
          <draw:text-box>
            <text:p text:style-name="P24"><text:span text:style-name="T10"><text:s/></text:span><text:span text:style-name="T10">Zenux-</text:span><text:span text:style-name="T10">services</text:span></text:p>
            <text:p text:style-name="P25"><text:span text:style-name="T8">Zdsp1d</text:span></text:p>
            <text:p text:style-name="P26"><text:span text:style-name="T8">Sec1d</text:span></text:p>
            <text:p text:style-name="P25"><text:span text:style-name="T8">Mt310s2d <text:s text:c="2"/></text:span><text:span text:style-name="T8"><text:s text:c="17"/></text:span><text:span text:style-name="T8"><text:s/>com5003d</text:span></text:p>
          </draw:text-box>
        </draw:frame>
        <draw:frame presentation:style-name="pr16" draw:text-style-name="P28" draw:layer="layout" svg:width="6.599cm" svg:height="2.695cm" svg:x="8.637cm" svg:y="34.77cm">
          <draw:text-box>
            <text:p><text:span text:style-name="T4">FPGA</text:span><text:span text:style-name="T4"><text:line-break/></text:span><text:span text:style-name="T4">module</text:span></text:p>
          </draw:text-box>
        </draw:frame>
        <draw:frame presentation:style-name="pr4" draw:text-style-name="P7" draw:layer="layout" svg:width="4.242cm" svg:height="2.313cm" svg:x="1.848cm" svg:y="38.317cm">
          <draw:text-box>
            <text:p><text:span text:style-name="T1">u-Boot</text:span></text:p>
          </draw:text-box>
        </draw:frame>
        <draw:frame presentation:style-name="pr17" draw:text-style-name="P29" draw:layer="layout" svg:width="5.903cm" svg:height="1.234cm" svg:x="7.968cm" svg:y="38.162cm">
          <draw:text-box>
            <text:p text:style-name="P22"><text:span text:style-name="T4">com500</text:span><text:span text:style-name="T4">3</text:span></text:p>
          </draw:text-box>
        </draw:frame>
        <draw:frame presentation:style-name="pr17" draw:text-style-name="P29" draw:layer="layout" svg:width="5.903cm" svg:height="1.234cm" svg:x="7.969cm" svg:y="39.858cm">
          <draw:text-box>
            <text:p text:style-name="P22"><text:span text:style-name="T4">mt310s2</text:span></text:p>
          </draw:text-box>
        </draw:frame>
        <draw:line draw:style-name="gr7" draw:text-style-name="P21" draw:layer="layout" svg:x1="6.089cm" svg:y1="39.55cm" svg:x2="8.776cm" svg:y2="38.779cm">
          <text:p/>
        </draw:line>
        <draw:line draw:style-name="gr7" draw:text-style-name="P21" draw:layer="layout" svg:x1="6.089cm" svg:y1="39.55cm" svg:x2="8.776cm" svg:y2="40.321cm">
          <text:p/>
        </draw:line>
        <draw:custom-shape draw:style-name="gr8" draw:text-style-name="P21" draw:layer="layout" svg:width="1.063cm" svg:height="2.189cm" draw:transform="skewX (-0.00226892802759263) rotate (3.12274309766825) translate (13.753cm 40.5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21" draw:layer="layout" svg:x1="15.235cm" svg:y1="35.695cm" svg:x2="17.26cm" svg:y2="34.924cm">
          <text:p/>
        </draw:line>
        <draw:line draw:style-name="gr7" draw:text-style-name="P21" draw:layer="layout" svg:x1="15.235cm" svg:y1="35.849cm" svg:x2="17.26cm" svg:y2="36.003cm">
          <text:p/>
        </draw:line>
        <draw:line draw:style-name="gr7" draw:text-style-name="P21" draw:layer="layout" svg:x1="15.235cm" svg:y1="36.004cm" svg:x2="17.26cm" svg:y2="37.392cm">
          <text:p/>
        </draw:line>
        <draw:frame presentation:style-name="pr18" draw:text-style-name="P31" draw:layer="layout" svg:width="9.05cm" svg:height="2.467cm" svg:x="22.106cm" svg:y="0.384cm" presentation:class="title" presentation:user-transformed="true">
          <draw:text-box draw:corner-radius="0.915cm">
            <text:p text:style-name="P30"><text:span text:style-name="T11">Stand: 2023-07-25 isu &lt;date&gt;</text:span><text:span text:style-name="T12">ZenuxArchitektur.odp</text:span></text:p>
          </draw:text-box>
        </draw:frame>
        <draw:frame presentation:style-name="pr19" draw:text-style-name="P23" draw:layer="layout" svg:width="4.61cm" svg:height="1.694cm" svg:x="12.8cm" svg:y="38.714cm">
          <draw:text-box>
            <text:p text:style-name="P22"><text:span text:style-name="T9">Kernel</text:span><text:span text:style-name="T9"><text:line-break/></text:span><text:span text:style-name="T9">Param</text:span></text:p>
          </draw:text-box>
        </draw:frame>
        <draw:frame presentation:style-name="pr20" draw:text-style-name="P23" draw:layer="layout" svg:width="3.362cm" svg:height="1.682cm" draw:transform="rotate (0.828682328846908) translate (21.117cm 30.448cm)">
          <draw:text-box>
            <text:p text:style-name="P22"><text:span text:style-name="T13">Z</text:span><text:span text:style-name="T14">SCPI</text:span></text:p>
          </draw:text-box>
        </draw:frame>
        <draw:frame presentation:style-name="pr21" draw:text-style-name="P23" draw:layer="layout" svg:width="3.368cm" svg:height="1.68cm" draw:transform="rotate (-0.845961088441652) translate (21.868cm 20.738cm)">
          <draw:text-box>
            <text:p text:style-name="P22"><text:span text:style-name="T13">Z</text:span><text:span text:style-name="T14">SCPI</text:span></text:p>
          </draw:text-box>
        </draw:frame>
        <draw:frame presentation:style-name="pr22" draw:text-style-name="P23" draw:layer="layout" svg:width="3.214cm" svg:height="1.253cm" svg:x="13.17cm" svg:y="25.447cm">
          <draw:text-box>
            <text:p text:style-name="P22"><text:span text:style-name="T13">Z</text:span><text:span text:style-name="T14">SCPI</text:span></text:p>
          </draw:text-box>
        </draw:frame>
        <draw:custom-shape draw:style-name="gr9" draw:text-style-name="P33" draw:layer="layout" svg:width="6cm" svg:height="3.683cm" svg:x="15.996cm" svg:y="7.817cm">
          <text:p text:style-name="P32"><text:span text:style-name="T1">Entity 3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…</text:span><text:span text:style-name="T15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3" draw:layer="layout" svg:width="6cm" svg:height="3.683cm" svg:x="15.495cm" svg:y="8.317cm">
          <text:p text:style-name="P32"><text:span text:style-name="T1">Entity 2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…</text:span><text:span text:style-name="T15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3" draw:layer="layout" svg:width="6cm" svg:height="3.683cm" svg:x="14.794cm" svg:y="8.917cm">
          <text:p text:style-name="P32"><text:span text:style-name="T1">Entity 1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…</text:span><text:span text:style-name="T15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2" draw:layer="layout" svg:width="1.1cm" svg:height="1.6cm" draw:transform="rotate (-3.14159265358979) translate (15.4cm 14.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2" draw:layer="layout" svg:width="1.1cm" svg:height="1.474cm" draw:transform="rotate (-3.14159265358979) translate (15.4cm 7.38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10" draw:text-style-name="P18" draw:layer="layout" svg:width="4.076cm" svg:height="1.133cm" svg:x="13.724cm" svg:y="17.017cm">
          <draw:text-box>
            <text:p text:style-name="P17"><text:span text:style-name="T8"><text:s/></text:span><text:span text:style-name="T8">Vf-file</text:span></text:p>
          </draw:text-box>
        </draw:frame>
        <draw:frame presentation:style-name="pr10" draw:text-style-name="P18" draw:layer="layout" svg:width="4.076cm" svg:height="1.133cm" svg:x="13.724cm" svg:y="18.35cm">
          <draw:text-box>
            <text:p text:style-name="P17"><text:span text:style-name="T8"><text:s/></text:span><text:span text:style-name="T8">Vf-logger</text:span></text:p>
          </draw:text-box>
        </draw:frame>
        <draw:frame draw:style-name="gr12" draw:text-style-name="P21" xml:id="id2" draw:id="id2" draw:layer="layout" svg:width="1.467cm" svg:height="3.229cm" draw:transform="skewX (0.000349065850398866) rotate (1.5700981950941) translate (3.77cm 26.635cm)">
          <draw:image xlink:href="Pictures/10000000000000410000008F6D24676AF7A7828C.png" xlink:type="simple" xlink:show="embed" xlink:actuate="onLoad" draw:mime-type="image/png">
            <text:p/>
          </draw:image>
        </draw:frame>
        <draw:custom-shape draw:style-name="gr13" draw:text-style-name="P22" draw:layer="layout" svg:width="1.1cm" svg:height="2.8cm" draw:transform="rotate (-3.14159265358979) translate (13.8cm 27.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4" draw:text-style-name="P21" draw:layer="layout" draw:type="curve" svg:x1="10.473cm" svg:y1="21.947cm" svg:x2="7cm" svg:y2="25.905cm" draw:start-shape="id1" draw:start-glue-point="2" draw:end-shape="id2" draw:end-glue-point="2" svg:d="M10473 21947c0 2639-1157 3958-3473 3958" svg:viewBox="0 0 3474 3959">
          <text:p/>
        </draw:connector>
        <draw:frame presentation:style-name="pr22" draw:text-style-name="P34" draw:layer="layout" svg:width="3.214cm" svg:height="1.253cm" svg:x="5.57cm" svg:y="24.948cm">
          <draw:text-box>
            <text:p text:style-name="P22"><text:span text:style-name="T14">User</text:span></text:p>
          </draw:text-box>
        </draw:frame>
        <draw:custom-shape draw:style-name="gr15" draw:text-style-name="P22" draw:layer="layout" svg:width="1.1cm" svg:height="2.4cm" draw:transform="rotate (2.35619449019234) translate (21.388cm 29.83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1.1cm" svg:height="2.4cm" draw:transform="rotate (0.785398163397448) translate (20.811cm 22.53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1.1cm" svg:height="2.524cm" draw:transform="rotate (-3.14159265358979) translate (20.087cm 34.46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22" draw:text-style-name="P23" draw:layer="layout" svg:width="3.214cm" svg:height="1.253cm" svg:x="1.27cm" svg:y="25.448cm">
          <draw:text-box>
            <text:p text:style-name="P22"><text:span text:style-name="T14">SCPI</text:span></text:p>
          </draw:text-box>
        </draw:frame>
        <draw:custom-shape draw:style-name="gr17" draw:text-style-name="P22" draw:layer="layout" svg:width="2.547cm" svg:height="1.1cm" svg:x="6.09cm" svg:y="3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2" draw:layer="layout" svg:width="1.234cm" svg:height="1.1cm" draw:transform="rotate (1.5707963267949) translate (3.4cm 38.3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3" draw:layer="layout" svg:width="6cm" svg:height="3.683cm" svg:x="7.794cm" svg:y="8.917cm">
          <text:p text:style-name="P32"><text:span text:style-name="T1">Entity SYSTEM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Component</text:span></text:p>
          <text:p text:style-name="P32"><text:span text:style-name="T15">…</text:span><text:span text:style-name="T15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cm" svg:height="3.5cm" svg:x="18cm" svg:y="15.7cm">
          <text:p/>
          <draw:enhanced-geometry svg:viewBox="0 0 21600 21600" draw:mirror-horizontal="false" draw:mirror-vertical="false" draw:glue-points="0 0 0 21600 21600 10800" draw:text-areas="0 ?f9 7800 ?f10" draw:type="right-brace" draw:modifiers="1800 10821.593830334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2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6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12cm" fo:margin-bottom="0cm" fo:text-indent="0cm"/>
      <style:text-properties fo:font-size="71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6cm" fo:margin-bottom="0cm" fo:text-indent="0cm"/>
      <style:text-properties fo:font-size="60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05cm" fo:margin-bottom="0cm" fo:text-indent="0cm"/>
      <style:text-properties fo:font-size="50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51cm" fo:margin-bottom="0cm" fo:text-indent="0cm"/>
      <style:text-properties fo:font-size="50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51cm" fo:margin-bottom="0cm" fo:text-indent="0cm"/>
      <style:text-properties fo:font-size="50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51cm" fo:margin-bottom="0cm" fo:text-indent="0cm"/>
      <style:text-properties fo:font-size="50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51cm" fo:margin-bottom="0cm" fo:text-indent="0cm"/>
      <style:text-properties fo:font-size="50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51cm" fo:margin-bottom="0cm" fo:text-indent="0cm"/>
      <style:text-properties fo:font-size="50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4.929cm" svg:height="6.679cm" svg:x="2.382cm" svg:y="2.594cm" presentation:class="title" presentation:placeholder="true">
        <draw:text-box/>
      </draw:frame>
      <draw:frame presentation:style-name="Default-outline1" draw:layer="backgroundobjects" svg:width="24.929cm" svg:height="23.197cm" svg:x="2.382cm" svg:y="10.358cm" presentation:class="outline" presentation:placeholder="true">
        <draw:text-box/>
      </draw:frame>
      <draw:frame presentation:style-name="Mpr1" draw:text-style-name="MP2" draw:layer="backgroundobjects" svg:width="6.453cm" svg:height="2.756cm" svg:x="2.382cm" svg:y="37.4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2.756cm" svg:x="10.472cm" svg:y="37.4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756cm" svg:x="20.859cm" svg:y="37.4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5:40:07.430559517</meta:creation-date>
    <dc:date>2023-07-25T09:48:44.560840080</dc:date>
    <meta:editing-duration>PT6H24S</meta:editing-duration>
    <meta:editing-cycles>23</meta:editing-cycles>
    <meta:generator>LibreOffice/7.2.1.2$Linux_X86_64 LibreOffice_project/20$Build-2</meta:generator>
    <meta:print-date>2023-07-12T16:20:47.883343960</meta:print-date>
    <meta:document-statistic meta:object-count="81"/>
  </office:meta>
</office:document-meta>
</file>